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line-height="200%" fo:text-align="justify" style:justify-single-word="false"/>
      <style:text-properties fo:font-style="normal" fo:font-weight="normal" officeooo:rsid="001dac64" officeooo:paragraph-rsid="0057992c" fo:background-color="transparent" style:font-style-asian="normal" style:font-weight-asian="normal" style:font-style-complex="normal" style:font-weight-complex="normal"/>
    </style:style>
    <style:style style:name="P2" style:family="paragraph" style:parent-style-name="Text_20_body">
      <style:paragraph-properties fo:line-height="200%" fo:text-align="justify" style:justify-single-word="false"/>
      <style:text-properties fo:font-style="normal" fo:font-weight="normal" officeooo:rsid="001dac64" officeooo:paragraph-rsid="001ea524" style:font-style-asian="normal" style:font-weight-asian="normal" style:font-style-complex="normal" style:font-weight-complex="normal"/>
    </style:style>
    <style:style style:name="P3" style:family="paragraph" style:parent-style-name="Text_20_body">
      <style:paragraph-properties fo:line-height="200%" fo:text-align="justify" style:justify-single-word="false"/>
      <style:text-properties fo:font-style="normal" fo:font-weight="normal" officeooo:rsid="00273d7b" officeooo:paragraph-rsid="00291b63" style:font-style-asian="normal" style:font-weight-asian="normal" style:font-style-complex="normal" style:font-weight-complex="normal"/>
    </style:style>
    <style:style style:name="P4" style:family="paragraph" style:parent-style-name="Standard">
      <style:text-properties fo:font-weight="bold" officeooo:rsid="0010b9a6" officeooo:paragraph-rsid="0010b9a6" style:font-weight-asian="bold" style:font-weight-complex="bold"/>
    </style:style>
    <style:style style:name="P5" style:family="paragraph" style:parent-style-name="Text_20_body">
      <style:paragraph-properties fo:line-height="200%" fo:text-align="justify" style:justify-single-word="false"/>
      <style:text-properties fo:font-style="normal" fo:font-weight="normal" officeooo:paragraph-rsid="0021b55a" style:font-style-asian="normal" style:font-weight-asian="normal" style:font-style-complex="normal" style:font-weight-complex="normal"/>
    </style:style>
    <style:style style:name="P6" style:family="paragraph" style:parent-style-name="Text_20_body">
      <style:paragraph-properties fo:line-height="200%" fo:text-align="justify" style:justify-single-word="false"/>
      <style:text-properties fo:font-style="normal" fo:font-weight="normal" officeooo:rsid="001dac64" officeooo:paragraph-rsid="001ea524" style:font-style-asian="normal" style:font-weight-asian="normal" style:font-style-complex="normal" style:font-weight-complex="normal"/>
    </style:style>
    <style:style style:name="P7" style:family="paragraph" style:parent-style-name="Text_20_body">
      <style:paragraph-properties fo:line-height="200%" fo:text-align="justify" style:justify-single-word="false"/>
      <style:text-properties fo:font-style="normal" fo:font-weight="normal" officeooo:rsid="00273d7b" officeooo:paragraph-rsid="00291b63" style:font-style-asian="normal" style:font-weight-asian="normal" style:font-style-complex="normal" style:font-weight-complex="normal"/>
    </style:style>
    <style:style style:name="P8" style:family="paragraph" style:parent-style-name="Text_20_body">
      <style:paragraph-properties fo:line-height="200%" fo:text-align="justify" style:justify-single-word="false"/>
      <style:text-properties fo:font-style="normal" fo:font-weight="normal" officeooo:rsid="002ab106" officeooo:paragraph-rsid="002ab106" style:font-style-asian="normal" style:font-weight-asian="normal" style:font-style-complex="normal" style:font-weight-complex="normal"/>
    </style:style>
    <style:style style:name="P9" style:family="paragraph" style:parent-style-name="Text_20_body">
      <style:paragraph-properties fo:line-height="200%" fo:text-align="justify" style:justify-single-word="false"/>
      <style:text-properties fo:font-style="normal" fo:font-weight="normal" officeooo:rsid="0038bf15" officeooo:paragraph-rsid="0038bf15" style:font-style-asian="normal" style:font-weight-asian="normal" style:font-style-complex="normal" style:font-weight-complex="normal"/>
    </style:style>
    <style:style style:name="P10" style:family="paragraph" style:parent-style-name="Text_20_body">
      <style:paragraph-properties fo:line-height="200%" fo:text-align="justify" style:justify-single-word="false"/>
      <style:text-properties fo:font-style="normal" fo:font-weight="normal" officeooo:paragraph-rsid="00308305"/>
    </style:style>
    <style:style style:name="P11" style:family="paragraph" style:parent-style-name="Text_20_body">
      <style:paragraph-properties fo:line-height="200%" fo:text-align="justify" style:justify-single-word="false"/>
      <style:text-properties fo:font-style="normal" fo:font-weight="normal" officeooo:rsid="0032e1b7" officeooo:paragraph-rsid="0032e1b7"/>
    </style:style>
    <style:style style:name="P12" style:family="paragraph" style:parent-style-name="Text_20_body">
      <style:paragraph-properties fo:line-height="200%" fo:text-align="justify" style:justify-single-word="false"/>
      <style:text-properties fo:font-style="normal" fo:font-weight="normal" officeooo:rsid="0035334e" officeooo:paragraph-rsid="0035334e" fo:background-color="transparent"/>
    </style:style>
    <style:style style:name="P13" style:family="paragraph" style:parent-style-name="Standard">
      <style:paragraph-properties fo:line-height="200%" fo:text-align="justify" style:justify-single-word="false"/>
      <style:text-properties officeooo:rsid="0010b9a6" officeooo:paragraph-rsid="0010b9a6"/>
    </style:style>
    <style:style style:name="P14" style:family="paragraph" style:parent-style-name="Standard">
      <style:paragraph-properties fo:line-height="200%" fo:text-align="justify" style:justify-single-word="false"/>
      <style:text-properties officeooo:rsid="0012096c" officeooo:paragraph-rsid="003ce7f6"/>
    </style:style>
    <style:style style:name="P15" style:family="paragraph" style:parent-style-name="Standard">
      <style:text-properties fo:font-size="14pt" fo:font-weight="bold" officeooo:rsid="0010b9a6" officeooo:paragraph-rsid="0010b9a6" style:font-size-asian="14pt" style:font-weight-asian="bold" style:font-size-complex="14pt" style:font-weight-complex="bold"/>
    </style:style>
    <style:style style:name="P16" style:family="paragraph" style:parent-style-name="Text_20_body">
      <style:paragraph-properties fo:line-height="200%" fo:text-align="justify" style:justify-single-word="false"/>
      <style:text-properties fo:font-style="normal" fo:font-weight="normal" officeooo:rsid="0019470a" officeooo:paragraph-rsid="001cda9d" fo:background-color="transparent" style:font-style-asian="normal" style:font-weight-asian="normal" style:font-style-complex="normal" style:font-weight-complex="normal"/>
    </style:style>
    <style:style style:name="P17" style:family="paragraph" style:parent-style-name="Text_20_body">
      <style:paragraph-properties fo:line-height="200%" fo:text-align="justify" style:justify-single-word="false"/>
      <style:text-properties fo:font-style="normal" fo:font-weight="normal" officeooo:rsid="001dac64" officeooo:paragraph-rsid="001dac64" fo:background-color="transparent" style:font-style-asian="normal" style:font-weight-asian="normal" style:font-style-complex="normal" style:font-weight-complex="normal"/>
    </style:style>
    <style:style style:name="P18" style:family="paragraph" style:parent-style-name="Text_20_body">
      <style:paragraph-properties fo:line-height="200%" fo:text-align="justify" style:justify-single-word="false"/>
      <style:text-properties fo:font-style="normal" fo:font-weight="normal" officeooo:rsid="001dac64" officeooo:paragraph-rsid="0056f5d8" fo:background-color="transparent" style:font-style-asian="normal" style:font-weight-asian="normal" style:font-style-complex="normal" style:font-weight-complex="normal"/>
    </style:style>
    <style:style style:name="P19" style:family="paragraph" style:parent-style-name="Text_20_body">
      <style:paragraph-properties fo:line-height="200%" fo:text-align="justify" style:justify-single-word="false"/>
      <style:text-properties fo:font-style="normal" fo:font-weight="normal" officeooo:rsid="001dac64" officeooo:paragraph-rsid="0057992c" fo:background-color="transparent" style:font-style-asian="normal" style:font-weight-asian="normal" style:font-style-complex="normal" style:font-weight-complex="normal"/>
    </style:style>
    <style:style style:name="P20" style:family="paragraph" style:parent-style-name="Text_20_body">
      <style:paragraph-properties fo:line-height="200%" fo:text-align="justify" style:justify-single-word="false"/>
      <style:text-properties fo:font-style="normal" fo:font-weight="normal" officeooo:rsid="0016d010" officeooo:paragraph-rsid="0021b55a" fo:background-color="transparent" style:font-style-asian="normal" style:font-weight-asian="normal" style:font-style-complex="normal" style:font-weight-complex="normal"/>
    </style:style>
    <style:style style:name="P21" style:family="paragraph" style:parent-style-name="Text_20_body">
      <style:paragraph-properties fo:line-height="200%" fo:text-align="justify" style:justify-single-word="false"/>
      <style:text-properties fo:font-style="normal" fo:font-weight="normal" officeooo:rsid="0023c48e" officeooo:paragraph-rsid="0021b55a" fo:background-color="transparent" style:font-style-asian="normal" style:font-weight-asian="normal" style:font-style-complex="normal" style:font-weight-complex="normal"/>
    </style:style>
    <style:style style:name="P22" style:family="paragraph" style:parent-style-name="Text_20_body">
      <style:paragraph-properties fo:line-height="200%" fo:text-align="justify" style:justify-single-word="false"/>
      <style:text-properties fo:font-style="normal" fo:font-weight="normal" officeooo:rsid="00291b63" officeooo:paragraph-rsid="00291b63" fo:background-color="transparent" style:font-style-asian="normal" style:font-weight-asian="normal" style:font-style-complex="normal" style:font-weight-complex="normal"/>
    </style:style>
    <style:style style:name="P23" style:family="paragraph" style:parent-style-name="Text_20_body">
      <style:paragraph-properties fo:line-height="200%" fo:text-align="justify" style:justify-single-word="false"/>
      <style:text-properties fo:font-style="normal" fo:font-weight="normal" officeooo:rsid="00273d7b" officeooo:paragraph-rsid="0057992c" fo:background-color="transparent" style:font-style-asian="normal" style:font-weight-asian="normal" style:font-style-complex="normal" style:font-weight-complex="normal"/>
    </style:style>
    <style:style style:name="P24" style:family="paragraph" style:parent-style-name="Text_20_body">
      <style:paragraph-properties fo:line-height="200%" fo:text-align="justify" style:justify-single-word="false"/>
      <style:text-properties fo:font-style="normal" fo:font-weight="normal" officeooo:paragraph-rsid="0047e3ef" style:font-style-asian="normal" style:font-weight-asian="normal" style:font-style-complex="normal" style:font-weight-complex="normal"/>
    </style:style>
    <style:style style:name="P25" style:family="paragraph" style:parent-style-name="Text_20_body">
      <style:paragraph-properties fo:line-height="200%" fo:text-align="justify" style:justify-single-word="false"/>
      <style:text-properties fo:font-style="normal" fo:font-weight="normal" officeooo:paragraph-rsid="004843a7" style:font-style-asian="normal" style:font-weight-asian="normal" style:font-style-complex="normal" style:font-weight-complex="normal"/>
    </style:style>
    <style:style style:name="P26" style:family="paragraph" style:parent-style-name="Text_20_body">
      <style:paragraph-properties fo:line-height="200%" fo:text-align="justify" style:justify-single-word="false"/>
      <style:text-properties fo:font-style="normal" fo:font-weight="normal" officeooo:paragraph-rsid="004a0de9" style:font-style-asian="normal" style:font-weight-asian="normal" style:font-style-complex="normal" style:font-weight-complex="normal"/>
    </style:style>
    <style:style style:name="P27" style:family="paragraph" style:parent-style-name="Text_20_body">
      <style:paragraph-properties fo:line-height="200%" fo:text-align="justify" style:justify-single-word="false"/>
      <style:text-properties fo:font-style="normal" fo:font-weight="normal" officeooo:paragraph-rsid="004ad972" style:font-style-asian="normal" style:font-weight-asian="normal" style:font-style-complex="normal" style:font-weight-complex="normal"/>
    </style:style>
    <style:style style:name="P28" style:family="paragraph" style:parent-style-name="Text_20_body">
      <style:paragraph-properties fo:line-height="200%" fo:text-align="justify" style:justify-single-word="false"/>
      <style:text-properties fo:font-style="normal" fo:font-weight="normal" officeooo:paragraph-rsid="0050ca61" style:font-style-asian="normal" style:font-weight-asian="normal" style:font-style-complex="normal" style:font-weight-complex="normal"/>
    </style:style>
    <style:style style:name="P29" style:family="paragraph" style:parent-style-name="Text_20_body">
      <style:paragraph-properties fo:line-height="200%" fo:text-align="justify" style:justify-single-word="false"/>
      <style:text-properties fo:font-style="normal" fo:font-weight="normal" officeooo:rsid="001dac64" officeooo:paragraph-rsid="001ea524" style:font-style-asian="normal" style:font-weight-asian="normal" style:font-style-complex="normal" style:font-weight-complex="normal"/>
    </style:style>
    <style:style style:name="P30" style:family="paragraph" style:parent-style-name="Text_20_body">
      <style:paragraph-properties fo:line-height="200%" fo:text-align="justify" style:justify-single-word="false"/>
      <style:text-properties fo:font-style="normal" fo:font-weight="normal" officeooo:rsid="00273d7b" officeooo:paragraph-rsid="00291b63" style:font-style-asian="normal" style:font-weight-asian="normal" style:font-style-complex="normal" style:font-weight-complex="normal"/>
    </style:style>
    <style:style style:name="P31" style:family="paragraph" style:parent-style-name="Text_20_body">
      <style:paragraph-properties fo:line-height="200%" fo:text-align="justify" style:justify-single-word="false"/>
      <style:text-properties fo:font-style="normal" fo:font-weight="normal" officeooo:paragraph-rsid="004ad972" fo:background-color="#ffff99" style:font-style-asian="normal" style:font-weight-asian="normal" style:font-style-complex="normal" style:font-weight-complex="normal"/>
    </style:style>
    <style:style style:name="P32" style:family="paragraph" style:parent-style-name="Text_20_body">
      <style:paragraph-properties fo:line-height="200%" fo:text-align="justify" style:justify-single-word="false"/>
      <style:text-properties fo:font-style="normal" fo:font-weight="bold" officeooo:rsid="00291b63" officeooo:paragraph-rsid="00291b63" fo:background-color="transparent" style:font-style-asian="normal" style:font-weight-asian="bold" style:font-style-complex="normal" style:font-weight-complex="bold"/>
    </style:style>
    <style:style style:name="P33" style:family="paragraph" style:parent-style-name="Text_20_body">
      <style:paragraph-properties fo:line-height="200%" fo:text-align="justify" style:justify-single-word="false"/>
      <style:text-properties fo:font-variant="normal" fo:text-transform="none" fo:color="#1d1c1d" style:font-name="Slack-Lato" fo:font-size="11.25pt" fo:letter-spacing="normal" fo:font-style="normal" fo:font-weight="normal" officeooo:rsid="0035334e" officeooo:paragraph-rsid="0032e1b7" fo:background-color="transparent" style:font-style-asian="normal" style:font-weight-asian="normal" style:font-style-complex="normal" style:font-weight-complex="normal"/>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1b55a"/>
    </style:style>
    <style:style style:name="T2" style:family="text">
      <style:text-properties fo:background-color="transparent" loext:char-shading-value="0"/>
    </style:style>
    <style:style style:name="T3" style:family="text">
      <style:text-properties officeooo:rsid="0016d010" fo:background-color="transparent" loext:char-shading-value="0"/>
    </style:style>
    <style:style style:name="T4" style:family="text">
      <style:text-properties officeooo:rsid="00291b63" fo:background-color="transparent" loext:char-shading-value="0"/>
    </style:style>
    <style:style style:name="T5" style:family="text">
      <style:text-properties fo:background-color="transparent" loext:char-shading-value="0"/>
    </style:style>
    <style:style style:name="T6" style:family="text">
      <style:text-properties officeooo:rsid="0016d010" fo:background-color="transparent" loext:char-shading-value="0"/>
    </style:style>
    <style:style style:name="T7" style:family="text">
      <style:text-properties officeooo:rsid="00183eff" fo:background-color="transparent" loext:char-shading-value="0"/>
    </style:style>
    <style:style style:name="T8" style:family="text">
      <style:text-properties officeooo:rsid="001cda9d" fo:background-color="transparent" loext:char-shading-value="0"/>
    </style:style>
    <style:style style:name="T9" style:family="text">
      <style:text-properties officeooo:rsid="001dac64" fo:background-color="transparent" loext:char-shading-value="0"/>
    </style:style>
    <style:style style:name="T10" style:family="text">
      <style:text-properties officeooo:rsid="001ea524" fo:background-color="transparent" loext:char-shading-value="0"/>
    </style:style>
    <style:style style:name="T11" style:family="text">
      <style:text-properties officeooo:rsid="001fe5db" fo:background-color="transparent" loext:char-shading-value="0"/>
    </style:style>
    <style:style style:name="T12" style:family="text">
      <style:text-properties officeooo:rsid="0023c48e" fo:background-color="transparent" loext:char-shading-value="0"/>
    </style:style>
    <style:style style:name="T13" style:family="text">
      <style:text-properties officeooo:rsid="00291b63" fo:background-color="transparent" loext:char-shading-value="0"/>
    </style:style>
    <style:style style:name="T14" style:family="text">
      <style:text-properties officeooo:rsid="002b81ab" fo:background-color="transparent" loext:char-shading-value="0"/>
    </style:style>
    <style:style style:name="T15" style:family="text">
      <style:text-properties fo:background-color="transparent" loext:char-shading-value="0" style:font-style-asian="normal" style:font-weight-asian="normal" style:font-style-complex="normal" style:font-weight-complex="normal"/>
    </style:style>
    <style:style style:name="T16" style:family="text">
      <style:text-properties officeooo:rsid="002b81ab" fo:background-color="transparent" loext:char-shading-value="0" style:font-style-asian="normal" style:font-weight-asian="normal" style:font-style-complex="normal" style:font-weight-complex="normal"/>
    </style:style>
    <style:style style:name="T17" style:family="text">
      <style:text-properties officeooo:rsid="002c5b7d" fo:background-color="transparent" loext:char-shading-value="0" style:font-style-asian="normal" style:font-weight-asian="normal" style:font-style-complex="normal" style:font-weight-complex="normal"/>
    </style:style>
    <style:style style:name="T18" style:family="text">
      <style:text-properties officeooo:rsid="002f3bfb" fo:background-color="transparent" loext:char-shading-value="0" style:font-style-asian="normal" style:font-weight-asian="normal" style:font-style-complex="normal" style:font-weight-complex="normal"/>
    </style:style>
    <style:style style:name="T19" style:family="text">
      <style:text-properties officeooo:rsid="00308305" fo:background-color="transparent" loext:char-shading-value="0" style:font-style-asian="normal" style:font-weight-asian="normal" style:font-style-complex="normal" style:font-weight-complex="normal"/>
    </style:style>
    <style:style style:name="T20" style:family="text">
      <style:text-properties officeooo:rsid="00324dcd" fo:background-color="transparent" loext:char-shading-value="0" style:font-style-asian="normal" style:font-weight-asian="normal" style:font-style-complex="normal" style:font-weight-complex="normal"/>
    </style:style>
    <style:style style:name="T21" style:family="text">
      <style:text-properties officeooo:rsid="0032e1b7" fo:background-color="transparent" loext:char-shading-value="0" style:font-style-asian="normal" style:font-weight-asian="normal" style:font-style-complex="normal" style:font-weight-complex="normal"/>
    </style:style>
    <style:style style:name="T22" style:family="text">
      <style:text-properties officeooo:rsid="0034d518" fo:background-color="transparent" loext:char-shading-value="0" style:font-style-asian="normal" style:font-weight-asian="normal" style:font-style-complex="normal" style:font-weight-complex="normal"/>
    </style:style>
    <style:style style:name="T23" style:family="text">
      <style:text-properties officeooo:rsid="0035334e" fo:background-color="transparent" loext:char-shading-value="0" style:font-style-asian="normal" style:font-weight-asian="normal" style:font-style-complex="normal" style:font-weight-complex="normal"/>
    </style:style>
    <style:style style:name="T24" style:family="text">
      <style:text-properties officeooo:rsid="00390d73" fo:background-color="transparent" loext:char-shading-value="0"/>
    </style:style>
    <style:style style:name="T25" style:family="text">
      <style:text-properties fo:background-color="transparent" loext:char-shading-value="0"/>
    </style:style>
    <style:style style:name="T26" style:family="text">
      <style:text-properties officeooo:rsid="003b74bc" fo:background-color="transparent" loext:char-shading-value="0"/>
    </style:style>
    <style:style style:name="T27" style:family="text">
      <style:text-properties officeooo:rsid="004459f2" fo:background-color="transparent" loext:char-shading-value="0"/>
    </style:style>
    <style:style style:name="T28" style:family="text">
      <style:text-properties officeooo:rsid="00465037" fo:background-color="transparent" loext:char-shading-value="0"/>
    </style:style>
    <style:style style:name="T29" style:family="text">
      <style:text-properties officeooo:rsid="0046bb49" fo:background-color="transparent" loext:char-shading-value="0"/>
    </style:style>
    <style:style style:name="T30" style:family="text">
      <style:text-properties officeooo:rsid="0047e3ef" fo:background-color="transparent" loext:char-shading-value="0"/>
    </style:style>
    <style:style style:name="T31" style:family="text">
      <style:text-properties officeooo:rsid="0047e3ef" fo:background-color="transparent" loext:char-shading-value="0"/>
    </style:style>
    <style:style style:name="T32" style:family="text">
      <style:text-properties officeooo:rsid="004946c8" fo:background-color="transparent" loext:char-shading-value="0"/>
    </style:style>
    <style:style style:name="T33" style:family="text">
      <style:text-properties officeooo:rsid="004946c8" fo:background-color="transparent" loext:char-shading-value="0"/>
    </style:style>
    <style:style style:name="T34" style:family="text">
      <style:text-properties officeooo:rsid="004a0de9" fo:background-color="transparent" loext:char-shading-value="0"/>
    </style:style>
    <style:style style:name="T35" style:family="text">
      <style:text-properties officeooo:rsid="004ad972" fo:background-color="transparent" loext:char-shading-value="0"/>
    </style:style>
    <style:style style:name="T36" style:family="text">
      <style:text-properties officeooo:rsid="0050ca61" fo:background-color="transparent" loext:char-shading-value="0"/>
    </style:style>
    <style:style style:name="T37" style:family="text">
      <style:text-properties officeooo:rsid="0057992c" fo:background-color="transparent" loext:char-shading-value="0"/>
    </style:style>
    <style:style style:name="T38" style:family="text">
      <style:text-properties style:font-name="Times New Roman" fo:font-size="12pt" officeooo:rsid="002c5b7d" fo:background-color="transparent" loext:char-shading-value="0" style:font-size-asian="12pt" style:font-style-asian="normal" style:font-weight-asian="normal" style:font-size-complex="12pt" style:font-style-complex="normal" style:font-weight-complex="normal"/>
    </style:style>
    <style:style style:name="T39" style:family="text">
      <style:text-properties style:font-name="Times New Roman" fo:font-size="12pt" officeooo:rsid="002d71ee" fo:background-color="#ffff00" loext:char-shading-value="0" style:font-size-asian="12pt" style:font-style-asian="normal" style:font-weight-asian="normal" style:font-size-complex="12pt" style:font-style-complex="normal" style:font-weight-complex="normal"/>
    </style:style>
    <style:style style:name="T40" style:family="text">
      <style:text-properties style:font-name="Times New Roman" fo:font-size="12pt" officeooo:rsid="002f3bfb" fo:background-color="#ffff00" loext:char-shading-value="0" style:font-size-asian="12pt" style:font-style-asian="normal" style:font-weight-asian="normal" style:font-size-complex="12pt" style:font-style-complex="normal" style:font-weight-complex="normal"/>
    </style:style>
    <style:style style:name="T41" style:family="text">
      <style:text-properties fo:font-size="12pt" fo:language="en" fo:country="US" officeooo:rsid="001ea524" fo:background-color="transparent" loext:char-shading-value="0" style:font-size-asian="12pt" style:font-size-complex="12pt"/>
    </style:style>
    <style:style style:name="T42" style:family="text">
      <style:text-properties fo:font-variant="normal" fo:text-transform="none" fo:color="#000000" style:font-name="Times New Roman" fo:font-size="12pt" fo:letter-spacing="normal" fo:background-color="transparent" loext:char-shading-value="0" style:font-size-asian="12pt" style:font-size-complex="12pt"/>
    </style:style>
    <style:style style:name="T43" style:family="text">
      <style:text-properties officeooo:rsid="002f3bfb" fo:background-color="#ffff00" loext:char-shading-value="0" style:font-style-asian="normal" style:font-weight-asian="normal" style:font-style-complex="normal" style:font-weight-complex="normal"/>
    </style:style>
    <style:style style:name="T44" style:family="text">
      <style:text-properties officeooo:rsid="00308305" fo:background-color="#ffff00" loext:char-shading-value="0" style:font-style-asian="normal" style:font-weight-asian="normal" style:font-style-complex="normal" style:font-weight-complex="normal"/>
    </style:style>
    <style:style style:name="T45" style:family="text">
      <style:text-properties officeooo:rsid="0035334e" fo:background-color="#ffff00" loext:char-shading-value="0" style:font-style-asian="normal" style:font-weight-asian="normal" style:font-style-complex="normal" style:font-weight-complex="normal"/>
    </style:style>
    <style:style style:name="T46" style:family="text">
      <style:text-properties style:font-style-asian="normal" style:font-weight-asian="normal" style:font-style-complex="normal" style:font-weight-complex="normal"/>
    </style:style>
    <style:style style:name="T47" style:family="text">
      <style:text-properties officeooo:rsid="0035334e" style:font-style-asian="normal" style:font-weight-asian="normal" style:font-style-complex="normal" style:font-weight-complex="normal"/>
    </style:style>
    <style:style style:name="T48" style:family="text">
      <style:text-properties officeooo:rsid="0035f6b6" style:font-style-asian="normal" style:font-weight-asian="normal" style:font-style-complex="normal" style:font-weight-complex="normal"/>
    </style:style>
    <style:style style:name="T49" style:family="text">
      <style:text-properties officeooo:rsid="0037f0b4" style:font-style-asian="normal" style:font-weight-asian="normal" style:font-style-complex="normal" style:font-weight-complex="normal"/>
    </style:style>
    <style:style style:name="T50" style:family="text">
      <style:text-properties officeooo:rsid="0038bf15" style:font-style-asian="normal" style:font-weight-asian="normal" style:font-style-complex="normal" style:font-weight-complex="normal"/>
    </style:style>
    <style:style style:name="T51" style:family="text">
      <style:text-properties officeooo:rsid="003b74bc"/>
    </style:style>
    <style:style style:name="T52" style:family="text">
      <style:text-properties fo:background-color="#cccccc" loext:char-shading-value="0"/>
    </style:style>
    <style:style style:name="T53" style:family="text">
      <style:text-properties officeooo:rsid="003b74bc" fo:background-color="#cccccc" loext:char-shading-value="0"/>
    </style:style>
    <style:style style:name="T54" style:family="text">
      <style:text-properties officeooo:rsid="003ce7f6" fo:background-color="#cccccc" loext:char-shading-value="0"/>
    </style:style>
    <style:style style:name="T55" style:family="text">
      <style:text-properties officeooo:rsid="003ce7f6"/>
    </style:style>
    <style:style style:name="T56" style:family="text">
      <style:text-properties fo:font-weight="bold" officeooo:rsid="00408ba9" style:font-weight-asian="bold" style:font-weight-complex="bold"/>
    </style:style>
    <style:style style:name="T57" style:family="text">
      <style:text-properties fo:font-weight="bold" officeooo:rsid="0047e3ef" style:font-weight-asian="bold" style:font-weight-complex="bold"/>
    </style:style>
    <style:style style:name="T58" style:family="text">
      <style:text-properties fo:font-weight="bold" officeooo:rsid="004e2253" style:font-weight-asian="bold" style:font-weight-complex="bold"/>
    </style:style>
    <style:style style:name="T59" style:family="text">
      <style:text-properties fo:font-weight="bold" officeooo:rsid="0050ca61" style:font-weight-asian="bold" style:font-weight-complex="bold"/>
    </style:style>
    <style:style style:name="T60" style:family="text">
      <style:text-properties fo:font-weight="bold" officeooo:rsid="0016d010" fo:background-color="transparent" loext:char-shading-value="0" style:font-weight-asian="bold" style:font-weight-complex="bold"/>
    </style:style>
    <style:style style:name="T61" style:family="text">
      <style:text-properties fo:font-weight="bold" officeooo:rsid="004459f2" fo:background-color="transparent" loext:char-shading-value="0" style:font-weight-asian="bold" style:font-weight-complex="bold"/>
    </style:style>
    <style:style style:name="T62" style:family="text">
      <style:text-properties fo:font-weight="bold" officeooo:rsid="00512b7a" fo:background-color="transparent" loext:char-shading-value="0" style:font-weight-asian="bold" style:font-weight-complex="bold"/>
    </style:style>
    <style:style style:name="T63" style:family="text">
      <style:text-properties officeooo:rsid="003ce7f6" fo:background-color="#ffff99" loext:char-shading-value="0"/>
    </style:style>
    <style:style style:name="T64" style:family="text">
      <style:text-properties fo:background-color="#ffff99" loext:char-shading-value="0"/>
    </style:style>
    <style:style style:name="T65" style:family="text">
      <style:text-properties officeooo:rsid="004843a7" fo:background-color="#ffff99" loext:char-shading-value="0"/>
    </style:style>
    <style:style style:name="T66" style:family="text">
      <style:text-properties officeooo:rsid="004a0de9" fo:background-color="#ffff99" loext:char-shading-value="0"/>
    </style:style>
    <style:style style:name="T67" style:family="text">
      <style:text-properties officeooo:rsid="004c9d1c" fo:background-color="#ffff99" loext:char-shading-value="0"/>
    </style:style>
    <style:style style:name="T68" style:family="text">
      <style:text-properties officeooo:rsid="004ecd7f" fo:background-color="#ffff99" loext:char-shading-value="0"/>
    </style:style>
    <style:style style:name="T69" style:family="text">
      <style:text-properties officeooo:rsid="004ed027" fo:background-color="#ffff99" loext:char-shading-value="0"/>
    </style:style>
    <style:style style:name="T70" style:family="text">
      <style:text-properties officeooo:rsid="0050ca61" fo:background-color="#ffff99" loext:char-shading-value="0"/>
    </style:style>
    <style:style style:name="T71" style:family="text">
      <style:text-properties officeooo:rsid="0021b55a" fo:background-color="#ffff99" loext:char-shading-value="0"/>
    </style:style>
    <style:style style:name="T72" style:family="text">
      <style:text-properties officeooo:rsid="0057992c" fo:background-color="#ffff99" loext:char-shading-value="0"/>
    </style:style>
    <style:style style:name="T73" style:family="text">
      <style:text-properties officeooo:rsid="00277585"/>
    </style:style>
    <style:style style:name="T74" style:family="text">
      <style:text-properties officeooo:rsid="00291b63" fo:background-color="#ffffff"/>
    </style:style>
    <style:style style:name="T75" style:family="text">
      <style:text-properties officeooo:rsid="0021b55a"/>
    </style:style>
    <style:style style:name="T76" style:family="text">
      <style:text-properties officeooo:rsid="0021b55a" fo:background-color="#ffffff"/>
    </style:style>
    <style:style style:name="T77" style:family="text">
      <style:text-properties officeooo:rsid="0050ca61"/>
    </style:style>
    <style:style style:name="T78" style:family="text">
      <style:text-properties officeooo:rsid="0057992c" fo:background-color="#ffffff"/>
    </style:style>
    <style:style style:name="T79" style:family="text">
      <style:text-properties officeooo:rsid="0016d010" fo:background-color="#ffffff"/>
    </style:style>
    <style:style style:name="T8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14592902992" text:id="ct93914592902992">
          <text:insertion>
            <office:change-info>
              <dc:creator>Unknown Author</dc:creator>
              <dc:date>2020-05-11T12:33:57</dc:date>
            </office:change-info>
          </text:insertion>
        </text:changed-region>
        <text:changed-region xml:id="ct93914589614976" text:id="ct93914589614976">
          <text:deletion>
            <office:change-info>
              <dc:creator>Unknown Author</dc:creator>
              <dc:date>2020-05-11T12:33:57</dc:date>
            </office:change-info>
            <text:p text:style-name="P1"><text:span text:style-name="T1">s</text:span></text:p>
          </text:deletion>
        </text:changed-region>
        <text:changed-region xml:id="ct93914692915728" text:id="ct93914692915728">
          <text:insertion>
            <office:change-info>
              <dc:creator>Unknown Author</dc:creator>
              <dc:date>2020-05-11T12:34:02</dc:date>
            </office:change-info>
          </text:insertion>
        </text:changed-region>
        <text:changed-region xml:id="ct93914676190720" text:id="ct93914676190720">
          <text:deletion>
            <office:change-info>
              <dc:creator>Unknown Author</dc:creator>
              <dc:date>2020-05-11T12:39:19</dc:date>
            </office:change-info>
            <text:p text:style-name="P1"><text:span text:style-name="T1">an</text:span></text:p>
          </text:deletion>
        </text:changed-region>
        <text:changed-region xml:id="ct93914663439200" text:id="ct93914663439200">
          <text:insertion>
            <office:change-info>
              <dc:creator>Unknown Author</dc:creator>
              <dc:date>2020-05-11T12:39:20</dc:date>
            </office:change-info>
          </text:insertion>
        </text:changed-region>
        <text:changed-region xml:id="ct93914688566688" text:id="ct93914688566688">
          <text:deletion>
            <office:change-info>
              <dc:creator>Unknown Author</dc:creator>
              <dc:date>2020-05-11T12:39:19</dc:date>
            </office:change-info>
            <text:p text:style-name="P1"><text:span text:style-name="T1">d</text:span></text:p>
          </text:deletion>
        </text:changed-region>
        <text:changed-region xml:id="ct93914661900288" text:id="ct93914661900288">
          <text:deletion>
            <office:change-info>
              <dc:creator>Unknown Author</dc:creator>
              <dc:date>2020-05-11T12:34:10</dc:date>
            </office:change-info>
            <text:p text:style-name="P1"><text:span text:style-name="T1">s</text:span></text:p>
          </text:deletion>
        </text:changed-region>
        <text:changed-region xml:id="ct93914668834736" text:id="ct93914668834736">
          <text:insertion>
            <office:change-info>
              <dc:creator>Unknown Author</dc:creator>
              <dc:date>2020-05-11T12:34:10</dc:date>
            </office:change-info>
          </text:insertion>
        </text:changed-region>
        <text:changed-region xml:id="ct93914422420464" text:id="ct93914422420464">
          <text:deletion>
            <office:change-info>
              <dc:creator>Unknown Author</dc:creator>
              <dc:date>2020-05-11T12:34:17</dc:date>
            </office:change-info>
            <text:p text:style-name="P1"><text:span text:style-name="T1">does</text:span></text:p>
          </text:deletion>
        </text:changed-region>
        <text:changed-region xml:id="ct93914496739440" text:id="ct93914496739440">
          <text:insertion>
            <office:change-info>
              <dc:creator>Unknown Author</dc:creator>
              <dc:date>2020-05-11T12:34:17</dc:date>
            </office:change-info>
          </text:insertion>
        </text:changed-region>
        <text:changed-region xml:id="ct93914270843680" text:id="ct93914270843680">
          <text:insertion>
            <office:change-info>
              <dc:creator>Unknown Author</dc:creator>
              <dc:date>2020-05-11T12:34:19</dc:date>
            </office:change-info>
          </text:insertion>
        </text:changed-region>
        <text:changed-region xml:id="ct93914636977248" text:id="ct93914636977248">
          <text:deletion>
            <office:change-info>
              <dc:creator>Unknown Author</dc:creator>
              <dc:date>2020-05-11T12:34:19</dc:date>
            </office:change-info>
            <text:p text:style-name="P1"><text:span text:style-name="T1">significatly</text:span></text:p>
          </text:deletion>
        </text:changed-region>
        <text:changed-region xml:id="ct93914666120064" text:id="ct93914666120064">
          <text:deletion>
            <office:change-info>
              <dc:creator>Unknown Author</dc:creator>
              <dc:date>2020-05-11T12:41:38</dc:date>
            </office:change-info>
            <text:p text:style-name="P1"><text:span text:style-name="T1">for</text:span></text:p>
          </text:deletion>
        </text:changed-region>
        <text:changed-region xml:id="ct93914695257088" text:id="ct93914695257088">
          <text:insertion>
            <office:change-info>
              <dc:creator>Unknown Author</dc:creator>
              <dc:date>2020-05-11T12:41:38</dc:date>
            </office:change-info>
          </text:insertion>
        </text:changed-region>
        <text:changed-region xml:id="ct93914664435008" text:id="ct93914664435008">
          <text:insertion>
            <office:change-info>
              <dc:creator>Unknown Author</dc:creator>
              <dc:date>2020-05-11T12:41:41</dc:date>
            </office:change-info>
          </text:insertion>
        </text:changed-region>
        <text:changed-region xml:id="ct93914270843456" text:id="ct93914270843456">
          <text:deletion>
            <office:change-info>
              <dc:creator>Unknown Author</dc:creator>
              <dc:date>2020-05-11T12:41:48</dc:date>
            </office:change-info>
            <text:p text:style-name="P1"><text:span text:style-name="T1"><text:s/>in general</text:span></text:p>
          </text:deletion>
        </text:changed-region>
        <text:changed-region xml:id="ct93914685159536" text:id="ct93914685159536">
          <text:insertion>
            <office:change-info>
              <dc:creator>Unknown Author</dc:creator>
              <dc:date>2020-05-11T13:05:47</dc:date>
            </office:change-info>
          </text:insertion>
        </text:changed-region>
        <text:changed-region xml:id="ct93914660584128" text:id="ct93914660584128">
          <text:deletion>
            <office:change-info>
              <dc:creator>Unknown Author</dc:creator>
              <dc:date>2020-05-11T13:07:14</dc:date>
            </office:change-info>
            <text:p text:style-name="P1"><text:span text:style-name="T1"><text:s/>therefore implemented maximum intensity of female selection;</text:span></text:p>
          </text:deletion>
        </text:changed-region>
        <text:changed-region xml:id="ct93914627702416" text:id="ct93914627702416">
          <text:insertion>
            <office:change-info>
              <dc:creator>Unknown Author</dc:creator>
              <dc:date>2020-05-11T13:07:16</dc:date>
            </office:change-info>
          </text:insertion>
        </text:changed-region>
        <text:changed-region xml:id="ct93914270982640" text:id="ct93914270982640">
          <text:insertion>
            <office:change-info>
              <dc:creator>Unknown Author</dc:creator>
              <dc:date>2020-05-11T13:15:21</dc:date>
            </office:change-info>
          </text:insertion>
        </text:changed-region>
        <text:changed-region xml:id="ct93914611318144" text:id="ct93914611318144">
          <text:insertion>
            <office:change-info>
              <dc:creator>Unknown Author</dc:creator>
              <dc:date>2020-05-11T15:53:39</dc:date>
            </office:change-info>
          </text:insertion>
        </text:changed-region>
        <text:changed-region xml:id="ct93914737451472" text:id="ct93914737451472">
          <text:insertion>
            <office:change-info>
              <dc:creator>Unknown Author</dc:creator>
              <dc:date>2020-05-11T15:53:20</dc:date>
            </office:change-info>
          </text:insertion>
        </text:changed-region>
        <text:changed-region xml:id="ct93914733923920" text:id="ct93914733923920">
          <text:insertion>
            <office:change-info>
              <dc:creator>Unknown Author</dc:creator>
              <dc:date>2020-05-11T15:52:22</dc:date>
            </office:change-info>
          </text:insertion>
        </text:changed-region>
        <text:changed-region xml:id="ct93914661751712" text:id="ct93914661751712">
          <text:deletion>
            <office:change-info>
              <dc:creator>Unknown Author</dc:creator>
              <dc:date>2020-05-11T15:53:03</dc:date>
            </office:change-info>
            <text:p text:style-name="P2"><text:span text:style-name="T2">When we removed the initial reference population and build one “on-the fly”, </text:span></text:p>
          </text:deletion>
        </text:changed-region>
        <text:changed-region xml:id="ct93914621975296" text:id="ct93914621975296">
          <text:insertion>
            <office:change-info>
              <dc:creator>Unknown Author</dc:creator>
              <dc:date>2020-05-11T15:53:03</dc:date>
            </office:change-info>
          </text:insertion>
        </text:changed-region>
        <text:changed-region xml:id="ct93914737384096" text:id="ct93914737384096">
          <text:insertion>
            <office:change-info>
              <dc:creator>Unknown Author</dc:creator>
              <dc:date>2020-05-11T15:55:47</dc:date>
            </office:change-info>
          </text:insertion>
        </text:changed-region>
        <text:changed-region xml:id="ct93914532518592" text:id="ct93914532518592">
          <text:deletion>
            <office:change-info>
              <dc:creator>Unknown Author</dc:creator>
              <dc:date>2020-05-11T15:53:18</dc:date>
            </office:change-info>
            <text:p text:style-name="P3"><text:span text:style-name="T3">S</text:span><text:span text:style-name="T2">urprisingly, we achieved equal maximum genetic gain regardless the price of genotyping. </text:span><text:span text:style-name="T4">This was due to close to all or all females being genotyped in the best scenarios, the training population having the same number of animals, and the intensity of sire selection being high at al three price ratio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iscussion</text:p>
      <text:p text:style-name="P13"/>
      <text:p text:style-name="P14"><text:span text:style-name="T26">T</text:span><text:span text:style-name="T25">he estimation of breeding values requires financial resources for the </text:span><text:span text:style-name="T29">continuous</text:span><text:span text:style-name="T25"> collection of data. While </text:span><text:span text:style-name="T26">breeding programmes usually have a secure</text:span><text:span text:style-name="T25"> funding for phenotyping, the funding for genotyping is not yet well established to initiate and regularly update the training population for genomic prediction.</text:span> <text:span text:style-name="T52">An alternative to this is to join an international consortia, if one exists, and use an international training population</text:span>. In this paper we propose <text:span text:style-name="T51">implementing genomic selection by optimizing the investment into phenotyping and genotyping</text:span>.<text:span text:style-name="T52"> </text:span><text:span text:style-name="T53">The premise is that repeated phenotyping has dimi</text:span><text:span text:style-name="T54">ni</text:span><text:span text:style-name="T53">shing returns and genomic selection increases genetic gain by means others than the accuracy. </text:span><text:span text:style-name="T64">We show that by reallocating a part of phenotyping resources to genotyping, </text:span><text:span text:style-name="T63">we can substantially</text:span><text:span text:style-name="T64"> increase genetic gain regardless of the cost and amount of genotyping, and the availability of initial training population. </text:span><text:span text:style-name="T69">We also show that we can increase the genetic gain even further by increasing the investment into genotyping, despite simultaneously decreasing the phenotyping.</text:span><text:span text:style-name="T63"> </text:span><text:span text:style-name="T68">T</text:span><text:span text:style-name="T63">he implementation of genomic selection also increases the accuracy of non-phenotyped selection candidates.</text:span><text:span text:style-name="T55"> These results raised four discussion points 1) how optimization of investment in phenotyping and genotyping affects genetic gain with or without an initial training population; 2) how optimization of investment in phenotyping and genotyping affects prediction accuracy with and without and initial training population; 3) limitations and remarks of the study; 4) implications for breeding programmes.</text:span></text:p>
      <text:p text:style-name="P13"/>
      <text:p text:style-name="P4">1 Genetic gain</text:p>
      <text:p text:style-name="P4"/>
      <text:p text:style-name="P28"><text:span text:style-name="T59">This study shows, that i</text:span><text:span text:style-name="T56">mplementing genomic selection by optimizing the investment in phenotyping and genotyping increased genetic gain </text:span><text:span text:style-name="T57">compared to the conventional scenario </text:span><text:span text:style-name="T58">regardless the amount of genotyping</text:span><text:span text:style-name="T57">, </text:span><text:span text:style-name="T56">despite reduced phenotyping. </text:span></text:p>
      <text:p text:style-name="P28"><text:span text:style-name="T77">In this study we assumed, that some small population have access to an international reference population, such as InterGenomics for Brown Swiss in Central Europe (Jorjani, 2012). We mimicked this by creating an initial 10K training population. With the latter available, the genomic </text:span><text:soft-page-break/><text:span text:style-name="T77">scenarios with reduced phenotyping achieved up to 147% genetic gain of the conventional scenario. </text:span><text:span text:style-name="T70">The main driver of this increase was the reduced generation interval in genomic scenarios. This is supported by the fact, that scenarios with the smallest number of genotyped <text:s/>animals (G10) did not increase the intensity of sire selection, but increased the genetic gain by 79% compared to the conventional scenario. This is also in agreement with previous studies, that concluded that</text:span><text:span text:style-name="T31"> the genomic selection doubles the genetic gain compared to the conventional progeny-testing scheme despite reduced accuracy of selection (</text:span><text:span text:style-name="T33">Wiggans et al.; </text:span><text:span text:style-name="T31">Obšteter et al., 2019). </text:span><text:span text:style-name="T36">The second reason contributing to genomic scenarios outperforming the conventional scenario was, that despite reduced accuracy of the phenotype in the training population, caused by reduced phenotyping, the genomic prediction accuracy for selection candidates actually increased or was not affected. We discuss the reasons for this in more details below.</text:span></text:p>
      <text:p text:style-name="P28"><text:span text:style-name="T36"/></text:p>
      <text:p text:style-name="P28"><text:span text:style-name="T65">Th</text:span><text:span text:style-name="T68">is was due to </text:span><text:span text:style-name="T69">i</text:span><text:span text:style-name="T68">) reduced generation interval in</text:span><text:span text:style-name="T65"> genomic selection; </text:span><text:span text:style-name="T68">ii)</text:span><text:span text:style-name="T65"> increased the intensity of selection </text:span><text:span text:style-name="T68">in genomic selection; </text:span><text:span text:style-name="T65">and </text:span><text:span text:style-name="T68">iii) a</text:span><text:span text:style-name="T65"> diminishing return relationship between the number of phenotypic records and accuracy.</text:span></text:p>
      <text:p text:style-name="P25"><text:span text:style-name="T3"/></text:p>
      <text:p text:style-name="P26"><text:span text:style-name="T32">Secondly, the genomic selection increased the intensity of selection. </text:span><text:span text:style-name="T34">Since progeny-testing is a costly and a lengthier procedure, the conventional schemes do not have a lot of space to increase the number of tested bulls and hence increase accuracy (REFERENCE). Genomic selection massively reduced the price of testing male candidates and thus allowed for increased intensity of male selection. And thirdly, the number of </text:span><text:span text:style-name="T65">phenotypic records and accuracy </text:span><text:span text:style-name="T66">have a diminishing return relationship. Studies showed that COFFEY PAPER. We discuss the accuracies more in details below.</text:span></text:p>
      <text:p text:style-name="P26"><text:span text:style-name="T66"/></text:p>
      <text:p text:style-name="P26"><text:span text:style-name="T66"/></text:p>
      <text:p text:style-name="P24"><text:soft-page-break/><text:span text:style-name="T30"/></text:p>
      <text:p text:style-name="P24"><text:span text:style-name="T8"/></text:p>
      <text:p text:style-name="P16"/>
      <text:p text:style-name="P27"><text:span text:style-name="T60">The genetic gain </text:span><text:span text:style-name="T62">further</text:span><text:span text:style-name="T60"> increased with increasing the </text:span><text:span text:style-name="T61">investment</text:span><text:span text:style-name="T60"> </text:span><text:span text:style-name="T61">into</text:span><text:span text:style-name="T60"> genotyping.</text:span><text:span text:style-name="T3"> </text:span><text:span text:style-name="T8">The </text:span><text:span text:style-name="T28">main </text:span><text:span text:style-name="T8">driving force of this increase was increasing </text:span><text:span text:style-name="T28">the </text:span><text:span text:style-name="T8">intensity of sire selection.</text:span><text:span text:style-name="T7"> </text:span><text:span text:style-name="T27">I</text:span><text:span text:style-name="T3">ncreasing the </text:span><text:span text:style-name="T35">investment into</text:span><text:span text:style-name="T3"> genotyping resulted in more male candidates tested, but same number selected, which in turn increased selection intensity. </text:span><text:span text:style-name="T9">In our case, there was no increase in</text:span><text:span text:style-name="T7"> selection accuracy for young male candidates </text:span><text:span text:style-name="T9">with increasing the number of </text:span><text:span text:style-name="T7">genotyp</text:span><text:span text:style-name="T9">ed animals</text:span><text:span text:style-name="T7"> </text:span><text:span text:style-name="T8">(discussed in the next section), </text:span><text:span text:style-name="T9">hence this did not contribute to enlarged genetic gain. </text:span></text:p>
      <text:p text:style-name="P31"><text:span text:style-name="T73">Although not significant, the maximum genetic gain was not observed in the maximum genotyping scenario that collected only one phenotypic record, but in the scenario that collected two phenotype records and invested the rest into genotyping instead. This follows the drops in accuracies for male and female selection candidates, that we observed with only one phenotype record collected, however, these drops are also not significant.</text:span></text:p>
      <text:p text:style-name="P1"><text:span text:style-name="T1">Although increasing investment into genotyping increased genetic gain, the increase was not proportional. Instead, increasing genotyping ha</text:span><text:change-start text:change-id="ct93914592902992"/><text:span text:style-name="T1">d</text:span><text:change-end text:change-id="ct93914592902992"/><text:change text:change-id="ct93914589614976"/><text:span text:style-name="T1"> a diminishing return</text:span><text:change-start text:change-id="ct93914692915728"/><text:span text:style-name="T1"> relationship with genetic gain</text:span><text:change-end text:change-id="ct93914692915728"/><text:span text:style-name="T1"> </text:span><text:change text:change-id="ct93914676190720"/><text:change-start text:change-id="ct93914663439200"/><text:span text:style-name="T1">, which</text:span><text:change-end text:change-id="ct93914663439200"/><text:change text:change-id="ct93914688566688"/><text:span text:style-name="T1"> reache</text:span><text:change text:change-id="ct93914661900288"/><text:change-start text:change-id="ct93914668834736"/><text:span text:style-name="T1">d</text:span><text:change-end text:change-id="ct93914668834736"/><text:span text:style-name="T1"> a plateau. Our results showed that reallocating more than the resources of six phenotype records </text:span><text:change text:change-id="ct93914422420464"/><text:change-start text:change-id="ct93914496739440"/><text:span text:style-name="T1">did</text:span><text:change-end text:change-id="ct93914496739440"/><text:span text:style-name="T1"> not </text:span><text:change-start text:change-id="ct93914270843680"/><text:span text:style-name="T1">significantly</text:span><text:change-end text:change-id="ct93914270843680"/><text:change text:change-id="ct93914636977248"/><text:span text:style-name="T1"> improve the genetic gain (scenarios G5, G2, and G1). The reason for this is, that i) the accuracy </text:span><text:change text:change-id="ct93914666120064"/><text:change-start text:change-id="ct93914695257088"/><text:span text:style-name="T1">of</text:span><text:change-end text:change-id="ct93914695257088"/><text:span text:style-name="T1"> sire selection</text:span><text:change-start text:change-id="ct93914664435008"/><text:span text:style-name="T1"> in genomic scenario</text:span><text:change-end text:change-id="ct93914664435008"/><text:change text:change-id="ct93914270843456"/><text:span text:style-name="T1"> did not depend on the amount of genotyping, but was high regardless. Further on, the accuracy for male selection candidates was between 0.81 and 0.91 in genomic scenarios, hence there is little space to improve the accuracy; ii) high-genotyping scenarios genotyped nearly all or all females</text:span><text:change-start text:change-id="ct93914685159536"/><text:span text:style-name="T1">. </text:span><text:change-end text:change-id="ct93914685159536"/><text:span text:style-name="T1">,</text:span><text:change text:change-id="ct93914660584128"/><text:change-start text:change-id="ct93914627702416"/><text:span text:style-name="T1"> This resulted in the maximum size as well as the maximum yearly update of the training population. As shown by the previous studies, </text:span><text:change-end text:change-id="ct93914627702416"/><text:change-start text:change-id="ct93914270982640"/><text:span text:style-name="T1">adding an additional female (or phenotype) to the reference population has </text:span><text:change-end text:change-id="ct93914270982640"/><text:span text:style-name="T1">diminishing return relationship with accuracy and economic genetic gain (Grevenhof et al., 2012; Gonzalez-Recio et al., 2014). </text:span><text:span text:style-name="T71">Gonzales-Recio et al. showed that the contribution of an additional phenotype decreases with the number of females in the number of phenotypic records already available. That is, when the number of phenoype records is small, an additional records has a larger value for genetic gain than when a large number of phenotype records are available. </text:span><text:change-start text:change-id="ct93914611318144"/><text:span text:style-name="T72">Since these scenarios all started with a ~10K training population ...</text:span><text:change-end text:change-id="ct93914611318144"/><text:span text:style-name="T1"> iii) the intensity of male selection was high in all high-genotyping scenarios. For example, moving from two to one control and investing the remaining into genotyping increased the intensity of male selection only between </text:span><text:span text:style-name="T1"><office:annotation office:name="__Annotation__5820_135805335"><dc:creator>Unknown Author</dc:creator><dc:date>2020-05-11T15:03:03.955444502</dc:date><text:p text:style-name="P34"><text:span text:style-name="T80">This is %, not accuracy decimal points</text:span></text:p></office:annotation></text:span><text:span text:style-name="T1">1.0% and 2.7%.</text:span><office:annotation-end office:name="__Annotation__5820_135805335"/><text:span text:style-name="T1"> Our results are also in agreement with previous studies. </text:span></text:p>
      <text:p text:style-name="P18"><text:change-start text:change-id="ct93914737451472"/><text:span text:style-name="T71"/></text:p>
      <text:p text:style-name="P23"><text:span text:style-name="T79">S</text:span><text:span text:style-name="T76">urprisingly, we achieved </text:span><text:span text:style-name="T78">a comparable</text:span><text:span text:style-name="T76"> maximum genetic gain regardless the price of genotyping. </text:span><text:span text:style-name="T74">This was due to close to all or all females being genotyped in the best scenarios, the training population having the same number of animals, and the intensity of sire selection being high at al three price ratios.</text:span><text:change-end text:change-id="ct93914737451472"/></text:p>
      <text:p text:style-name="P17"/>
      <text:p text:style-name="P2"><text:change-start text:change-id="ct93914733923920"/><text:span text:style-name="T37">In this paper, we also considered a scenario, when small populations do not have excess to a training population have to build one from scratch. </text:span><text:change-end text:change-id="ct93914733923920"/><text:change text:change-id="ct93914661751712"/><text:change-start text:change-id="ct93914621975296"/><text:span text:style-name="T37">In these scenarios </text:span><text:change-end text:change-id="ct93914621975296"/><text:span text:style-name="T2">we still observed </text:span><text:span text:style-name="T10">between </text:span><text:span text:style-name="T41"><text:s/>31% and 134%</text:span><text:span text:style-name="T2"> increase in genetic gain compared to the baseline regardless the amount and price of genotyping. </text:span><text:span text:style-name="T10">However, these scenarios implemented genomic selection</text:span><text:change-start text:change-id="ct93914737384096"/><text:span text:style-name="T10"> </text:span><text:span text:style-name="T37">of the sires</text:span><text:change-end text:change-id="ct93914737384096"/><text:span text:style-name="T10"> with a delay, since they first had to accumulate 2000 genotypes. As expected, we therefore do not observe any increase over the baseline prior to the implementation of genomic selection. Hence, the more we invest into genotyping, the sooner we can implement genomic selection without harming the genetic gain due to reduced phenotyping in the transition period (</text:span><text:span text:style-name="T11">accumulation</text:span><text:span text:style-name="T10"> of genotypes period). </text:span><text:span text:style-name="T67">THIS IS WHERE THE BIJMA REFENCE COMES IN!!! Increasing the TP has a diminishing return!!!</text:span></text:p>
      <text:p text:style-name="P20"><text:soft-page-break/></text:p>
      <text:p text:style-name="P5"><text:span text:style-name="T12"/></text:p>
      <text:p text:style-name="P21"/>
      <text:p text:style-name="P3"><text:change text:change-id="ct93914532518592"/><text:span text:style-name="T4"/></text:p>
      <text:p text:style-name="P22"/>
      <text:p text:style-name="P32">2 Accuracy</text:p>
      <text:p text:style-name="P8"><text:span text:style-name="T2">In general, the accuracy did not decrease with reducing the number of phenotype records, since still also meant increasing the number of genotyped animals, which in turn maintained or even increased the prediction accuracy. The accuracy of un-phenotyped male candidates persisted high regardless</text:span><text:span text:style-name="T14"> the amount of genotyping and phenotyping, (and the price of genotyping). We only observed a slight significant drop in the accuracy when there was not training population present and we genotyped minimum number of animals. This resulted in a slow growth of the training population that thus reflected in the accuracy.</text:span></text:p>
      <text:p text:style-name="P10"><text:span text:style-name="T16">T</text:span><text:span text:style-name="T17">he genomic testing increased the accuracy for female candidates and dams. The reason for this lies in the fact, that genomic relatedness increases the genetic connectedn</text:span><text:span text:style-name="T38">ess </text:span><text:span text:style-name="T42">from different management units compared to that based on pedigree</text:span><text:span text:style-name="T38"> </text:span><text:span text:style-name="T39">(</text:span><text:span text:style-name="T40">Yu</text:span><text:span text:style-name="T43"> et al, 201</text:span><text:span text:style-name="T44">7</text:span><text:span text:style-name="T43">),</text:span><text:span text:style-name="T18"> </text:span><text:span text:style-name="T19">which in turn increases prediction accuracy </text:span><text:span text:style-name="T44">(Yu et al., 2018).</text:span><text:span text:style-name="T18"> </text:span><text:span text:style-name="T17">The accuracy also increased with increasing genotyping, despite reducing phenotyping, </text:span><text:span text:style-name="T20">since it increased the genetic connectedness </text:span><text:span text:style-name="T21">even further</text:span><text:span text:style-name="T20">. Genotyping more females also meant increasing the size of the reference population </text:span><text:span text:style-name="T21">and the prediction for more females benefiting from genomic information.</text:span></text:p>
      <text:p text:style-name="P11"><text:soft-page-break/><text:span text:style-name="T15">The accuracy of female candidates was lower than for male candidates, </text:span><text:span text:style-name="T22">since female candidates were not genotyped, while male were. </text:span><text:span text:style-name="T23">The accuracy for all females was in general lower than for male candidates. This was also true in the scenarios, where are dams were genotyped. T</text:span><text:span text:style-name="T45">his was because the male candidates have higher parent average, since xxx.</text:span></text:p>
      <text:p text:style-name="P33">A neat way to describe pedigree and genomic based models/selection/breeding - with pedigrees we are estimating animal effects and therefore have to continually phenotype many animals many times to achieve high accuracy for an animals (cow or bull); with genomics we are estimating genome region effects and therefore need to refocus data collection efforts such that we accurately estimate genome region effects, which then leads to high accuracy for any genotyped animal (or animal that is closely related to genotyped animals – single-step).</text:p>
      <text:p text:style-name="P33"/>
      <text:p text:style-name="P33"/>
      <text:p text:style-name="P12"><text:span text:style-name="T47">T</text:span><text:span text:style-name="T46">he trend for accuracy of sires was inconsistent between the scenarios. In the scenarios with an initial training population, the accuracy for sires decreased with increasing genotyping and decreasing phenotyping. </text:span><text:span text:style-name="T48">This happens, because these sires have already been selected and come from the very upper tail of the distribution. Therefore <text:s/>to distinguish between then, we require a lot of information, hence removing repeated phenotype measures matters more than with other animal categories (that come from either a normal or a wider tail of the distribution). </text:span><text:span text:style-name="T49">When the initial training population was not available, this trend was not observed. </text:span><text:span text:style-name="T50">While in the scenarios that genotype the most and phenotyped the least the accuracies of sires were comparable when we had or did not have an initial training population, in the latter the high genotyping scenarios did not increase the accuracy due to a small training population.</text:span></text:p>
      <text:p text:style-name="P21"/>
      <text:p text:style-name="P9"><text:soft-page-break/><text:span text:style-name="T12">W</text:span><text:span text:style-name="T2">hen we remove the initial training population, </text:span><text:span text:style-name="T24">we observed a drop in the accuracy only in the low-genotyping scenarios. This was due to a combined effect of low heritability of the phenotype with only one phenotype recording</text:span></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1:15:12.819028772</meta:creation-date>
    <dc:date>2020-05-11T15:56:39.766522748</dc:date>
    <meta:editing-duration>P3DT22M15S</meta:editing-duration>
    <meta:editing-cycles>4</meta:editing-cycles>
    <meta:generator>LibreOffice/6.0.7.3$Linux_X86_64 LibreOffice_project/00m0$Build-3</meta:generator>
    <meta:document-statistic meta:table-count="0" meta:image-count="0" meta:object-count="0" meta:page-count="7" meta:paragraph-count="19" meta:word-count="1691" meta:character-count="11194" meta:non-whitespace-character-count="9515"/>
  </office:meta>
</office:document-meta>
</file>